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7978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33ce2"/>
    </style:style>
    <style:style style:name="P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a61c40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2" style:family="paragraph" style:parent-style-name="Standard">
      <style:text-properties officeooo:paragraph-rsid="0b0ddd8e"/>
    </style:style>
    <style:style style:name="P23" style:family="paragraph" style:parent-style-name="Standard">
      <style:text-properties officeooo:paragraph-rsid="04f68805"/>
    </style:style>
    <style:style style:name="P2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a3617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text-properties officeooo:rsid="0dde9a1c" officeooo:paragraph-rsid="0dde9a1c"/>
    </style:style>
    <style:style style:name="P27" style:family="paragraph" style:parent-style-name="Standard">
      <style:text-properties officeooo:rsid="0dde9a1c" officeooo:paragraph-rsid="0f28fb61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29" style:family="paragraph" style:parent-style-name="Footnote">
      <style:text-properties officeooo:rsid="043ccc66" officeooo:paragraph-rsid="0dca2508"/>
    </style:style>
    <style:style style:name="P30" style:family="paragraph" style:parent-style-name="Footnote">
      <style:text-properties officeooo:rsid="043ccc66" officeooo:paragraph-rsid="0e5afad8"/>
    </style:style>
    <style:style style:name="P31" style:family="paragraph" style:parent-style-name="Standard">
      <style:paragraph-properties fo:text-align="center" style:justify-single-word="false"/>
      <style:text-properties officeooo:paragraph-rsid="0cc50ec9"/>
    </style:style>
    <style:style style:name="P32" style:family="paragraph" style:parent-style-name="Standard">
      <style:paragraph-properties fo:text-align="center" style:justify-single-word="false"/>
      <style:text-properties officeooo:paragraph-rsid="0db0d4d1"/>
    </style:style>
    <style:style style:name="P33" style:family="paragraph" style:parent-style-name="Standard">
      <style:paragraph-properties fo:text-align="center" style:justify-single-word="false"/>
      <style:text-properties officeooo:paragraph-rsid="0cc5fe5b"/>
    </style:style>
    <style:style style:name="P34" style:family="paragraph" style:parent-style-name="Standard">
      <style:paragraph-properties fo:text-align="center" style:justify-single-word="false"/>
      <style:text-properties officeooo:paragraph-rsid="0d804757"/>
    </style:style>
    <style:style style:name="P35" style:family="paragraph" style:parent-style-name="Standard">
      <style:paragraph-properties fo:text-align="center" style:justify-single-word="false"/>
      <style:text-properties officeooo:paragraph-rsid="0dce9327"/>
    </style:style>
    <style:style style:name="P36" style:family="paragraph" style:parent-style-name="Standard">
      <style:paragraph-properties fo:text-align="center" style:justify-single-word="false"/>
      <style:text-properties officeooo:paragraph-rsid="103fc298"/>
    </style:style>
    <style:style style:name="P37" style:family="paragraph" style:parent-style-name="Standard">
      <style:paragraph-properties fo:text-align="center" style:justify-single-word="false"/>
      <style:text-properties officeooo:paragraph-rsid="10411e41"/>
    </style:style>
    <style:style style:name="P38" style:family="paragraph" style:parent-style-name="Standard">
      <style:paragraph-properties fo:text-align="center" style:justify-single-word="false"/>
      <style:text-properties officeooo:paragraph-rsid="0cc79a2d"/>
    </style:style>
    <style:style style:name="P39" style:family="paragraph" style:parent-style-name="Footnote">
      <style:text-properties officeooo:paragraph-rsid="0f92b562"/>
    </style:style>
    <style:style style:name="P40" style:family="paragraph" style:parent-style-name="Standard">
      <style:text-properties officeooo:paragraph-rsid="0f9ce6c3"/>
    </style:style>
    <style:style style:name="P41" style:family="paragraph" style:parent-style-name="Footnote">
      <style:text-properties officeooo:paragraph-rsid="102c1a0f"/>
    </style:style>
    <style:style style:name="P42" style:family="paragraph" style:parent-style-name="Standard">
      <style:text-properties officeooo:paragraph-rsid="10708155"/>
    </style:style>
    <style:style style:name="P43" style:family="paragraph" style:parent-style-name="Standard">
      <style:text-properties officeooo:paragraph-rsid="10719011"/>
    </style:style>
    <style:style style:name="P44" style:family="paragraph" style:parent-style-name="Standard">
      <style:text-properties officeooo:paragraph-rsid="10738c5f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90e7c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text-properties officeooo:paragraph-rsid="10927978"/>
    </style:style>
    <style:style style:name="P48" style:family="paragraph" style:parent-style-name="Footnote">
      <style:text-properties officeooo:paragraph-rsid="10a032f8"/>
    </style:style>
    <style:style style:name="P49" style:family="paragraph" style:parent-style-name="Standard">
      <style:text-properties officeooo:paragraph-rsid="10a33ce2"/>
    </style:style>
    <style:style style:name="P50" style:family="paragraph" style:parent-style-name="Standard">
      <style:text-properties officeooo:paragraph-rsid="0c8364eb"/>
    </style:style>
    <style:style style:name="P51" style:family="paragraph" style:parent-style-name="Standard">
      <style:text-properties officeooo:paragraph-rsid="0c819a59"/>
    </style:style>
    <style:style style:name="P52" style:family="paragraph" style:parent-style-name="Standard">
      <style:text-properties officeooo:paragraph-rsid="10a49d18"/>
    </style:style>
    <style:style style:name="P53" style:family="paragraph" style:parent-style-name="Standard">
      <style:text-properties officeooo:paragraph-rsid="0a0f8417"/>
    </style:style>
    <style:style style:name="P54" style:family="paragraph" style:parent-style-name="Footnote">
      <style:text-properties officeooo:paragraph-rsid="10af0356"/>
    </style:style>
    <style:style style:name="P5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5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57" style:family="paragraph" style:parent-style-name="Standard" style:list-style-name="L1">
      <style:paragraph-properties fo:break-before="page"/>
      <style:text-properties officeooo:paragraph-rsid="0b0ddd8e"/>
    </style:style>
    <style:style style:name="P5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5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6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6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fo:language="nl" fo:country="NL" style:text-underline-style="none" officeooo:rsid="10a33ce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style:font-size-asian="12pt" style:font-size-complex="12pt"/>
    </style:style>
    <style:style style:name="T13" style:family="text">
      <style:text-properties style:font-name="Liberation Sans" fo:font-size="12pt" style:text-underline-style="none" officeooo:rsid="00bddfbe" style:font-size-asian="12pt" style:font-size-complex="12pt"/>
    </style:style>
    <style:style style:name="T14" style:family="text">
      <style:text-properties style:font-name="Liberation Sans" fo:font-size="12pt" style:text-underline-style="none" officeooo:rsid="109809f9" style:font-size-asian="12pt" style:font-size-complex="12pt"/>
    </style:style>
    <style:style style:name="T15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font-name="Ubuntu1" fo:font-size="10pt" style:font-size-asian="10pt" style:font-size-complex="10pt"/>
    </style:style>
    <style:style style:name="T19" style:family="text">
      <style:text-properties fo:language="nl" fo:country="NL" style:language-asian="nl" style:country-asian="NL"/>
    </style:style>
    <style:style style:name="T2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2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feb0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e5b6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2ae5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107faaf0" style:font-size-asian="10pt" style:language-asian="nl" style:country-asian="NL" style:font-style-asian="normal" style:font-name-complex="Bitstream Vera Sans" style:font-size-complex="10pt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10b042b4" style:font-size-asian="10pt" style:language-asian="nl" style:country-asian="NL" style:font-style-asian="normal" style:font-name-complex="Bitstream Vera Sans" style:font-size-complex="10pt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16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19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2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7" style:family="text">
      <style:text-properties fo:color="#000000" loext:opacity="100%" fo:language="nl" fo:country="NL" fo:font-weight="normal" officeooo:rsid="10629352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9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0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1" style:family="text">
      <style:text-properties fo:color="#000000" loext:opacity="100%" style:font-name="Liberation Sans" fo:font-size="12pt" style:font-size-asian="12pt" style:font-size-complex="12pt"/>
    </style:style>
    <style:style style:name="T15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59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6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61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106a9d5a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70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171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172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73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183" style:family="text">
      <style:text-properties style:text-line-through-style="none" style:text-line-through-type="none" style:font-name="Bitstream Vera Sans" fo:font-size="10pt" style:text-underline-style="none" fo:font-weight="normal" officeooo:rsid="1061ab03" fo:background-color="transparent" loext:char-shading-value="0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text-underline-style="none" officeooo:rsid="0ed666af" style:font-name-asian="HG Mincho Light J" style:font-size-asian="12pt" style:font-name-complex="Arial Unicode MS" style:font-size-complex="12pt" style:language-complex="nl" style:country-complex="NL"/>
    </style:style>
    <style:style style:name="T185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9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90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style:text-underline-style="none" fo:font-weight="normal" officeooo:rsid="109809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96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97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style:text-underline-style="none" officeooo:rsid="109809f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0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205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206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07" style:family="text">
      <style:text-properties officeooo:rsid="04473353"/>
    </style:style>
    <style:style style:name="T20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0b5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officeooo:rsid="0aace3cd"/>
    </style:style>
    <style:style style:name="T21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2c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aa44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b1719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629352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2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2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5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6" style:family="text">
      <style:text-properties officeooo:rsid="0f8f58bd"/>
    </style:style>
    <style:style style:name="T237" style:family="text">
      <style:text-properties officeooo:rsid="0f95a7a0"/>
    </style:style>
    <style:style style:name="T238" style:family="text">
      <style:text-properties officeooo:rsid="105c8aaa"/>
    </style:style>
    <style:style style:name="T239" style:family="text">
      <style:text-properties fo:font-size="12pt" style:font-size-asian="12pt" style:font-size-complex="12pt"/>
    </style:style>
    <style:style style:name="T240" style:family="text">
      <style:text-properties officeooo:rsid="109809f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55"><text:span text:style-name="T129">C</text:span><text:span text:style-name="T128">hecklist voor </text:span><text:span text:style-name="T130">de installatie</text:span><text:span text:style-name="T128"> van </text:span><text:span text:style-name="T134"><text:user-field-get text:name="Distro">Rocky Linux</text:user-field-get></text:span><text:span text:style-name="T135"><text:s/></text:span><text:span text:style-name="T134"><text:user-field-get text:name="Version">8.10</text:user-field-get></text:span><text:span text:style-name="T132"><text:note text:id="ftn1" text:note-class="footnote"><text:note-citation>1</text:note-citation><text:note-body><text:p text:style-name="P41"><text:span text:style-name="T214">D</text:span><text:span text:style-name="T211">eze </text:span><text:span text:style-name="T219"><text:user-field-get text:name="Distro">Rocky Linux</text:user-field-get></text:span><text:span text:style-name="T212"><text:s/></text:span><text:span text:style-name="T220"><text:user-field-get text:name="Version">8.10</text:user-field-get></text:span><text:span text:style-name="T220"><text:s/></text:span><text:span text:style-name="T221">Server</text:span><text:span text:style-name="T211"> </text:span><text:span text:style-name="T217">van 31 mei 2024 </text:span><text:span text:style-name="T211">wordt ondersteund tot </text:span><text:span text:style-name="T218">0</text:span><text:span text:style-name="T216">1 </text:span><text:span text:style-name="T215">mei</text:span><text:span text:style-name="T211"> 202</text:span><text:span text:style-name="T213">9</text:span><text:span text:style-name="T211">.</text:span></text:p></text:note-body></text:note></text:span><text:span text:style-name="T133"><text:s/></text:span><text:span text:style-name="T136">Server</text:span><text:span text:style-name="T131">.</text:span></text:p>
      <text:p text:style-name="P8"/>
      <text:p text:style-name="P9"/>
      <text:p text:style-name="P45">Vul het tekstvak achter &lt;...&gt; in</text:p>
      <text:p text:style-name="P3"><text:span text:style-name="T20">&lt;</text:span><text:span text:style-name="T200">g</text:span><text:span text:style-name="T9">ebruiker</text:span><text:span text:style-name="T185">&gt;</text:span><text:span text:style-name="T192"><text:tab/><text:tab/></text:span><text:span text:style-name="T206"> <text:tab/><text:tab/></text:span><text:span text:style-name="T193"><draw:control text:anchor-type="as-char" svg:y="-0.4cm" draw:z-index="7" draw:name="Gebruiker 2" draw:style-name="gr2" draw:text-style-name="P63" svg:width="6.002cm" svg:height="0.5cm" draw:control="control6"><svg:title>Gebruiker</svg:title><svg:desc>Volledige naam, bijv. Jan Stek</svg:desc></draw:control></text:span><text:span text:style-name="T193"><text:tab/></text:span><text:span text:style-name="T194">b</text:span><text:span text:style-name="T229">ijv.</text:span><text:span text:style-name="T195"> </text:span><text:span text:style-name="T204">J</text:span><text:span text:style-name="T205">a</text:span><text:span text:style-name="T204">n </text:span><text:span text:style-name="T205">Jansen</text:span></text:p>
      <text:p text:style-name="P47"><text:span text:style-name="T9">&lt;</text:span><text:span text:style-name="T198">g</text:span><text:span text:style-name="T12">ebruikersnaam</text:span><text:span text:style-name="T185">&gt;</text:span><text:span text:style-name="T12"><text:tab/></text:span><text:span text:style-name="T197"><draw:control text:anchor-type="as-char" svg:y="-0.4cm" draw:z-index="8" draw:name="Gberuikersnaam 3" draw:style-name="gr2" draw:text-style-name="P63" svg:width="6.002cm" svg:height="0.5cm" draw:control="control7"><svg:title>Gebruikersnaam</svg:title><svg:desc>Korte naam, bijv. jan</svg:desc></draw:control></text:span><text:span text:style-name="T197"><text:tab/></text:span><text:span text:style-name="T199">b</text:span><text:span text:style-name="T232">ijv.</text:span><text:span text:style-name="T4"> </text:span><text:span text:style-name="T148">j</text:span><text:span text:style-name="T149">a</text:span><text:span text:style-name="T148">n</text:span></text:p>
      <text:p text:style-name="P2"><text:span text:style-name="T9">&lt;</text:span><text:span text:style-name="T10">computernaam</text:span><text:span text:style-name="T185">&gt;</text:span><text:span text:style-name="T201"><text:tab/><text:tab/></text:span><text:span text:style-name="T12"><draw:control text:anchor-type="as-char" svg:y="-0.4cm" draw:z-index="9" draw:name="Computernaam 1" draw:style-name="gr2" draw:text-style-name="P63" svg:width="6.002cm" svg:height="0.5cm" draw:control="control8"><svg:title>Computernaam</svg:title><svg:desc>Unieke naam van de computer</svg:desc></draw:control></text:span><text:span text:style-name="T12"><text:tab/></text:span><text:span text:style-name="T14">b</text:span><text:span text:style-name="T231">ijv.</text:span><text:span text:style-name="T186"> </text:span><text:span text:style-name="T191">pc02</text:span></text:p>
      <text:p text:style-name="P3"><text:span text:style-name="T20">&lt;</text:span><text:span text:style-name="T200">g</text:span><text:span text:style-name="T9">ebruiker</text:span><text:span text:style-name="T185">&gt;<text:tab/></text:span><text:span text:style-name="T187"><text:tab/></text:span><text:span text:style-name="T206"> <text:tab/><text:tab/></text:span><text:span text:style-name="T193"><draw:control text:anchor-type="as-char" svg:y="-0.4cm" draw:z-index="10" draw:name="Gebruiker 3" draw:style-name="gr2" draw:text-style-name="P63" svg:width="6.002cm" svg:height="0.5cm" draw:control="control9"><svg:title>Gebruiker</svg:title><svg:desc>Volledige naam, bijv. Jan Stek</svg:desc></draw:control></text:span><text:span text:style-name="T193"><text:tab/></text:span><text:span text:style-name="T194">e</text:span><text:span text:style-name="T230">vt.</text:span><text:span text:style-name="T196"> extra gebruikers</text:span></text:p>
      <text:p text:style-name="P49"><text:span text:style-name="T20">&lt;</text:span><text:span text:style-name="T200">g</text:span><text:span text:style-name="T9">ebruikersnaam</text:span><text:span text:style-name="T185">&gt;<text:tab/></text:span><text:span text:style-name="T197"><draw:control text:anchor-type="as-char" svg:y="-0.4cm" draw:z-index="11" draw:name="Gberuikersnaam 4" draw:style-name="gr2" draw:text-style-name="P63" svg:width="6.002cm" svg:height="0.5cm" draw:control="control10"><svg:title>Gebruikersnaam</svg:title><svg:desc>Korte naam, bijv. jan</svg:desc></draw:control></text:span><text:span text:style-name="T197"><text:tab/></text:span><text:span text:style-name="T199">e</text:span><text:span text:style-name="T233">vt.</text:span><text:span text:style-name="T188"> extra gebruikers</text:span></text:p>
      <text:p text:style-name="P46"><text:span text:style-name="T240">v</text:span>ervang &lt;...&gt; in deze checklist door de waarde in het tekstvak.</text:p>
      <text:p text:style-name="P21"/>
      <text:p text:style-name="P21"/>
      <text:p text:style-name="P1"><text:span text:style-name="Strong_20_Emphasis"><text:span text:style-name="T116">Nog niet op Linux?</text:span></text:span><text:span text:style-name="T140"><text:tab/></text:span><text:span text:style-name="T144">G</text:span><text:span text:style-name="T141">ebruik </text:span><text:span text:style-name="Strong_20_Emphasis"><text:span text:style-name="T145">Checklist </text:span></text:span><text:span text:style-name="Strong_20_Emphasis"><text:span text:style-name="T146">overzetten</text:span></text:span><text:span text:style-name="T141"> op </text:span><text:a xlink:type="simple" xlink:href="https://karelzimer.nl/" text:style-name="Internet_20_link" text:visited-style-name="Visited_20_Internet_20_Link"><text:span text:style-name="Internet_20_link"><text:span text:style-name="T3">karelzimmer.nl</text:span></text:span></text:a><text:span text:style-name="T142"> onder </text:span><text:span text:style-name="Strong_20_Emphasis"><text:span text:style-name="T117">Linux</text:span></text:span><text:span text:style-name="T143">.</text:span></text:p>
      <text:p text:style-name="P20"><text:span text:style-name="Strong_20_Emphasis"><text:span text:style-name="T118">Nieuwe installatie?</text:span></text:span><text:span text:style-name="T113"><text:tab/></text:span><text:span text:style-name="T115">B</text:span><text:span text:style-name="T113">egin bij hoofdstuk </text:span><text:span text:style-name="Strong_20_Emphasis"><text:span text:style-name="T118"><text:bookmark-ref text:reference-format="page" text:ref-name="__RefNumPara__4009_1271708128">2</text:bookmark-ref></text:span></text:span><text:span text:style-name="Strong_20_Emphasis"><text:span text:style-name="T118"><text:s text:c="2"/></text:span></text:span><text:span text:style-name="Strong_20_Emphasis"><text:span text:style-name="T119"><text:bookmark-ref text:reference-format="text" text:ref-name="__RefNumPara__4009_1271708128">Installatie uitvoeren</text:bookmark-ref></text:span></text:span><text:span text:style-name="T114">.</text:span></text:p>
      <text:p text:style-name="P15"/>
      <text:p text:style-name="P15"/>
      <text:list text:style-name="L1">
        <text:list-item>
          <text:p text:style-name="P58"><text:bookmark-start text:name="__RefNumPara__4083_1271708128"/>Installatie voorbereiden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><text:span text:style-name="Strong_20_Emphasis"><text:span text:style-name="T49"><draw:control text:anchor-type="as-char" draw:z-index="4" draw:name="Vorm3_0" draw:style-name="gr1" draw:text-style-name="P62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49"><draw:control text:anchor-type="as-char" draw:z-index="5" draw:name="Vorm3_ 2" draw:style-name="gr1" draw:text-style-name="P62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25"><text:span text:style-name="T37">Aanmelden als </text:span><text:span text:style-name="T21">&lt;</text:span><text:span text:style-name="T203">g</text:span><text:span text:style-name="T5">ebruiker</text:span><text:span text:style-name="T189">&gt;</text:span><text:span text:style-name="T6"><text:note text:id="ftn2" text:note-class="footnote"><text:note-citation>2</text:note-citation><text:note-body><text:p text:style-name="P29"><text:span text:style-name="T77">E</text:span><text:span text:style-name="T88">v</text:span><text:span text:style-name="T89">en</text:span><text:span text:style-name="T91">t</text:span><text:span text:style-name="T92">uele </text:span><text:span text:style-name="T93">extra </text:span><text:span text:style-name="T234">gebruiker</text:span><text:span text:style-name="T86">s</text:span><text:span text:style-name="T93"> aanmelden </text:span><text:span text:style-name="T94">en dezelfde stappen uitvoeren</text:span><text:span text:style-name="T90">.</text:span></text:p></text:note-body></text:note></text:span><text:span text:style-name="T38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2" office:value-type="string">
            <text:p text:style-name="P51"/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6"><text:span text:style-name="Strong_20_Emphasis"><text:span text:style-name="T50"><draw:control text:anchor-type="as-char" draw:z-index="12" draw:name="Vorm4" draw:style-name="gr1" draw:text-style-name="P62" svg:width="0.35cm" svg:height="0.35cm" draw:control="control11"/></text:span></text:span></text:p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3" office:value-type="string">
            <text:p text:style-name="P42"><text:span text:style-name="T76">Typ: </text:span><text:span text:style-name="User_20_Entry"><text:span text:style-name="T106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4" office:value-type="string">
            <text:p text:style-name="P26"><text:span text:style-name="T2">V</text:span><text:span text:style-name="T40">olg </text:span><text:span text:style-name="T41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5" office:value-type="string">
            <text:p text:style-name="P50"/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6"><text:span text:style-name="Strong_20_Emphasis"><text:span text:style-name="T50"><draw:control text:anchor-type="as-char" draw:z-index="13" draw:name="Vorm 3" draw:style-name="gr1" draw:text-style-name="P62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50"><draw:control text:anchor-type="as-char" draw:z-index="14" draw:name="Vorm 4" draw:style-name="gr1" draw:text-style-name="P62" svg:width="0.35cm" svg:height="0.35cm" draw:control="control13"/></text:span></text:span></text:p>
          </table:table-cell>
          <table:table-cell table:style-name="_31_._5f_Installatie_5f_voorbereiden.D6" office:value-type="string">
            <text:p text:style-name="P43"><text:span text:style-name="T76">Typ: </text:span><text:span text:style-name="User_20_Entry"><text:span text:style-name="T106">kz menu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32"><text:span text:style-name="Strong_20_Emphasis"><text:span text:style-name="T39"/></text:span></text:p>
          </table:table-cell>
          <table:table-cell table:style-name="_31_._5f_Installatie_5f_voorbereiden.D7" office:value-type="string">
            <text:p text:style-name="P40"><text:span text:style-name="T46">Selecteer</text:span><text:span text:style-name="T41"> </text:span><text:span text:style-name="Strong_20_Emphasis"><text:span text:style-name="T28">1</text:span></text:span><text:span text:style-name="T58"> </text:span><text:span text:style-name="T59">Installatie voorbereiden</text:span><text:span text:style-name="T45">.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27"><text:span text:style-name="T2">V</text:span><text:span text:style-name="T40">olg </text:span><text:span text:style-name="T41">de aanwijzingen op het scherm.</text:span></text:p>
          </table:table-cell>
        </table:table-row>
      </table:table>
      <text:p text:style-name="P6"/>
      <text:list text:continue-numbering="true" text:style-name="L1">
        <text:list-item>
          <text:p text:style-name="P57"><text:bookmark-start text:name="__RefNumPara__4009_1271708128"/><text:span text:style-name="Strong_20_Emphasis"><text:span text:style-name="T147">Installatie uitvoeren</text:span></text:span><text:bookmark-end text:name="__RefNumPara__4009_1271708128"/></text:p>
        </text:list-item>
      </text:list>
      <text:p text:style-name="P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4" draw:style-name="gr1" draw:text-style-name="P62" svg:width="0.35cm" svg:height="0.35cm" draw:control="control22"/></text:span></text:p>
          </table:table-cell>
          <table:table-cell table:style-name="_32_._5f_Installatie_5f_uitvoeren.C1" office:value-type="string">
            <text:p text:style-name="Standard"><text:span text:style-name="T151">Start de computer op vanaf</text:span><text:span text:style-name="T151"><text:note text:id="ftn3" text:note-class="footnote"><text:note-citation>1</text:note-citation><text:note-body><text:p text:style-name="P48"><text:span text:style-name="T98">B</text:span><text:span text:style-name="T99">ootmenu/</text:span><text:span text:style-name="T98">S</text:span><text:span text:style-name="T99">etup</text:span><text:span text:style-name="T97"> via </text:span><text:span text:style-name="T95">é</text:span><text:span text:style-name="T96">é</text:span><text:span text:style-name="T98">n van de </text:span><text:span text:style-name="T100">Veelgebruikte toetsen:</text:span><text:span text:style-name="T102"> </text:span><text:span text:style-name="T110">Esc</text:span><text:span text:style-name="T102">, </text:span><text:span text:style-name="T110">Delete</text:span><text:span text:style-name="T102">, </text:span><text:span text:style-name="T110">F1</text:span><text:span text:style-name="T102">, </text:span><text:span text:style-name="T110">F2</text:span><text:span text:style-name="T102">, </text:span><text:span text:style-name="T110">F9</text:span><text:span text:style-name="T102">, </text:span><text:span text:style-name="T110">F10</text:span><text:span text:style-name="T102">, </text:span><text:span text:style-name="T110">F11</text:span><text:span text:style-name="T102">, of </text:span><text:span text:style-name="T110">F12</text:span></text:p></text:note-body></text:note></text:span><text:span text:style-name="T151"> </text:span><text:span text:style-name="T152">een </text:span><text:span text:style-name="T137"><text:user-field-get text:name="Distro">Rocky Linux</text:user-field-get></text:span><text:span text:style-name="T150"><text:s/></text:span><text:span text:style-name="T138"><text:user-field-get text:name="Version">8.10</text:user-field-get></text:span><text:span text:style-name="T138"><text:s/></text:span><text:span text:style-name="T139">Server</text:span><text:span text:style-name="T70"> </text:span><text:span text:style-name="T71">L</text:span><text:span text:style-name="T72">ive</text:span><text:span text:style-name="T72"><text:note text:id="ftn4" text:note-class="footnote"><text:note-citation>2</text:note-citation><text:note-body><text:p text:style-name="P39"><text:span text:style-name="T207">Vanaf ee</text:span>n <text:span text:style-name="T237">L</text:span>ive <text:span text:style-name="T236">USB</text:span><text:span text:style-name="T210">-stick</text:span><text:span text:style-name="T18"> </text:span>kunt <text:span text:style-name="T207">u opstarten en</text:span> <text:span text:style-name="T16">met </text:span><text:span text:style-name="T153"><text:user-field-get text:name="Distro">Rocky Linux</text:user-field-get></text:span><text:span text:style-name="T153"><text:s/></text:span>werken zonder enige bestanden op de harde schijf te wijzigen en maakt ook installatie van <text:span text:style-name="T153"><text:user-field-get text:name="Distro">Rocky Linux</text:user-field-get></text:span><text:span text:style-name="T153"><text:s/></text:span>mogelijk.</text:p></text:note-body></text:note></text:span><text:span text:style-name="T72"> </text:span><text:span text:style-name="T75">USB</text:span><text:span text:style-name="T73">-stick</text:span><text:span text:style-name="T73"><text:note text:id="ftn5" text:note-class="footnote"><text:note-citation>3</text:note-citation><text:note-body><text:p text:style-name="P54"><text:span text:style-name="T85">Maak een opstartbare USB-stick</text:span><text:span text:style-name="T83">:<text:line-break/></text:span><text:span text:style-name="T78">Download </text:span><text:span text:style-name="T79">een </text:span><text:span text:style-name="Sterk_20_accent_20_voetnoot"><text:span text:style-name="T107">Rocky Linux </text:span></text:span><text:span text:style-name="Sterk_20_accent_20_voetnoot"><text:span text:style-name="T107"><text:user-field-get text:name="Version">8.10</text:user-field-get></text:span></text:span><text:span text:style-name="Sterk_20_accent_20_voetnoot"><text:span text:style-name="T107"><text:s/></text:span></text:span><text:span text:style-name="Sterk_20_accent_20_voetnoot"><text:span text:style-name="T109">Default Image</text:span></text:span><text:span text:style-name="Sterk_20_accent_20_voetnoot"><text:span text:style-name="T107"> </text:span></text:span><text:span text:style-name="Sterk_20_accent_20_voetnoot"><text:span text:style-name="T108">DVD ISO</text:span></text:span><text:span text:style-name="Sterk_20_accent_20_voetnoot"><text:span text:style-name="T81"> </text:span></text:span><text:span text:style-name="T80">vanaf </text:span><text:a xlink:type="simple" xlink:href="https://rockylinux.org/" text:style-name="Internet_20_link" text:visited-style-name="Visited_20_Internet_20_Link"><text:span text:style-name="Strong_20_Emphasis"><text:span text:style-name="T209">rockylinux.org</text:span></text:span></text:a><text:span text:style-name="T101">.</text:span><text:span text:style-name="Strong_20_Emphasis"><text:span text:style-name="T111"><text:line-break/></text:span></text:span><text:span text:style-name="T82">De </text:span><text:span text:style-name="T84">ver</text:span><text:span text:style-name="T82">volgstappen staan beschreven in </text:span><text:span text:style-name="Sterk_20_accent_20_voetnoot"><text:span text:style-name="T30">Linux informatie</text:span></text:span><text:span text:style-name="T82">, te vinden op </text:span><text:a xlink:type="simple" xlink:href="https://karelzimmer.nl/" text:style-name="Internet_20_link" text:visited-style-name="Visited_20_Internet_20_Link"><text:span text:style-name="T208">karelzimmer.nl</text:span></text:a><text:span text:style-name="T82">, onder </text:span><text:span text:style-name="Strong_20_Emphasis"><text:span text:style-name="T87">Linux</text:span></text:span><text:span text:style-name="T82">.</text:span></text:p></text:note-body></text:note></text:span><text:span text:style-name="T7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46">Selecteer</text:span><text:span text:style-name="T34"> </text:span><text:span text:style-name="Strong_20_Emphasis"><text:span text:style-name="T24">Install </text:span></text:span><text:span text:style-name="Strong_20_Emphasis"><text:span text:style-name="T25"><text:user-field-get text:name="Distro">Rocky Linux</text:user-field-get></text:span></text:span><text:span text:style-name="Strong_20_Emphasis"><text:span text:style-name="T26"><text:s/></text:span></text:span><text:span text:style-name="Strong_20_Emphasis"><text:span text:style-name="T26"><text:user-field-get text:name="Version">8.10</text:user-field-get></text:span></text:span><text:span text:style-name="T32"><text:s/></text:span><text:span text:style-name="T51">en druk op de </text:span><text:span text:style-name="T27">Enter</text:span><text:span text:style-name="T48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222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1" draw:text-style-name="P62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174">Bij</text:span><text:span text:style-name="T175"> </text:span><text:span text:style-name="Strong_20_Emphasis"><text:span text:style-name="T176">WELCOME TO ROCKY LINUX </text:span></text:span><text:span text:style-name="Strong_20_Emphasis"><text:span text:style-name="T184"><text:user-field-get text:name="Version">8.10</text:user-field-get></text:span></text:span><text:span text:style-name="T177"><text:s/>select</text:span><text:span text:style-name="T178">eer</text:span><text:span text:style-name="T179"> </text:span><text:span text:style-name="Strong_20_Emphasis"><text:span text:style-name="T182">Nederlands</text:span></text:span><text:span text:style-name="T179"> en klik</text:span><text:span text:style-name="T180"> </text:span><text:span text:style-name="T179">op</text:span><text:span text:style-name="T181"> </text:span><text:span text:style-name="Strong_20_Emphasis"><text:span text:style-name="T172">Doorgaan</text:span></text:span><text:span text:style-name="T18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9" draw:name="Vorm 10" draw:style-name="gr1" draw:text-style-name="P62" svg:width="0.35cm" svg:height="0.35cm" draw:control="control18"/></text:span></text:p>
          </table:table-cell>
          <table:table-cell table:style-name="_32_._5f_Installatie_5f_uitvoeren.C7" office:value-type="string">
            <text:p text:style-name="Standard"><text:span text:style-name="T162">Onder</text:span><text:span text:style-name="T158"> </text:span><text:span text:style-name="Strong_20_Emphasis"><text:span text:style-name="T162">GEBRUIKERSINSTELLINGEN </text:span></text:span><text:span text:style-name="T162">klik op </text:span><text:span text:style-name="T168">Gebruiker aanmaken</text:span><text:span text:style-name="T16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P52"><text:span text:style-name="T238">Vul in </text:span><text:span text:style-name="Strong_20_Emphasis"><text:span text:style-name="T69">Volledige naam</text:span></text:span><text:span text:style-name="T53"> </text:span><text:span text:style-name="T20">&lt;</text:span><text:span text:style-name="T200">g</text:span><text:span text:style-name="T9">ebruiker</text:span><text:span text:style-name="T185">&gt;</text:span><text:span text:style-name="T54">, <text:line-break/></text:span><text:span text:style-name="Strong_20_Emphasis"><text:span text:style-name="T69">Gebruikersnaam</text:span></text:span><text:span text:style-name="T53"> &lt;</text:span><text:span text:style-name="T7">gebruikersnaam&gt;</text:span><text:span text:style-name="T53">,</text:span></text:p>
            <text:p text:style-name="Standard"><text:span text:style-name="T56">vink aan </text:span><text:span text:style-name="Strong_20_Emphasis"><text:span text:style-name="T112">Maak deze gebruiker beheerde</text:span></text:span><text:span text:style-name="T66">r</text:span><text:span text:style-name="T56">,</text:span></text:p>
            <text:p text:style-name="Standard"><text:span text:style-name="T55">g</text:span><text:span text:style-name="T56">eef tweemaal een </text:span><text:span text:style-name="Strong_20_Emphasis"><text:span text:style-name="T69">wachtwoord</text:span></text:span><text:span text:style-name="T56"> </text:span><text:span text:style-name="T57">en k</text:span><text:span text:style-name="T56">lik op </text:span><text:span text:style-name="Strong_20_Emphasis"><text:span text:style-name="T66">Klaar</text:span></text:span><text:span text:style-name="T5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0" draw:name="Vorm 2" draw:style-name="gr1" draw:text-style-name="P62" svg:width="0.35cm" svg:height="0.35cm" draw:control="control19"/></text:span></text:p>
          </table:table-cell>
          <table:table-cell table:style-name="_32_._5f_Installatie_5f_uitvoeren.C7" office:value-type="string">
            <text:p text:style-name="Standard"><text:span text:style-name="T165">O</text:span><text:span text:style-name="T162">nder </text:span><text:span text:style-name="T168">SYSTEEM</text:span><text:span text:style-name="T162"> </text:span><text:span text:style-name="T165">klik </text:span><text:span text:style-name="T162">op </text:span><text:span text:style-name="T168">Installatiebestemming</text:span><text:span text:style-name="Strong_20_Emphasis"><text:span text:style-name="T156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<text:span text:style-name="T35">Controleer </text:span><text:span text:style-name="T36">de </text:span><text:span text:style-name="T65">Apparaatselectie </text:span><text:span text:style-name="T35">en klik op </text:span><text:span text:style-name="T64">Klaar</text:span><text:span text:style-name="T3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12" draw:style-name="gr1" draw:text-style-name="P62" svg:width="0.35cm" svg:height="0.35cm" draw:control="control20"/></text:span></text:p>
          </table:table-cell>
          <table:table-cell table:style-name="_32_._5f_Installatie_5f_uitvoeren.C7" office:value-type="string">
            <text:p text:style-name="Standard"><text:span text:style-name="T165">O</text:span><text:span text:style-name="T162">nder </text:span><text:span text:style-name="T168">SYSTEEM</text:span><text:span text:style-name="T162"> </text:span><text:span text:style-name="T165">klik </text:span><text:span text:style-name="T162">op </text:span><text:span text:style-name="T168">Netwerk &amp; hostnaam</text:span><text:span text:style-name="Strong_20_Emphasis"><text:span text:style-name="T156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7">Verplaats</text:span><text:span text:style-name="T163"> </text:span><text:span text:style-name="T166">de </text:span><text:span text:style-name="T163">schuif</text:span><text:span text:style-name="T166">regelaar</text:span><text:span text:style-name="T163"> achter de netwerkadapter </text:span><text:span text:style-name="T166">van </text:span><text:span text:style-name="T171">UIT</text:span><text:span text:style-name="T166"> naar</text:span><text:span text:style-name="T163"> </text:span><text:span text:style-name="T169">AAN</text:span><text:span text:style-name="T16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1">V</text:span><text:span text:style-name="T159">ul </text:span><text:span text:style-name="T160">in </text:span><text:span text:style-name="Strong_20_Emphasis"><text:span text:style-name="T163">Hostnaam</text:span></text:span><text:span text:style-name="T11"> &lt;</text:span><text:span text:style-name="T13">computernaam&gt;</text:span><text:span text:style-name="T155"> </text:span><text:span text:style-name="T157">en klik op </text:span><text:span text:style-name="Strong_20_Emphasis"><text:span text:style-name="T169">Toepassen</text:span></text:span><text:span text:style-name="T1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3">K</text:span><text:span text:style-name="T162">lik op </text:span><text:span text:style-name="T168">Klaar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" draw:style-name="gr1" draw:text-style-name="P62" svg:width="0.35cm" svg:height="0.35cm" draw:control="control21"/></text:span></text:p>
          </table:table-cell>
          <table:table-cell table:style-name="_32_._5f_Installatie_5f_uitvoeren.C15" office:value-type="string">
            <text:p text:style-name="Standard"><text:span text:style-name="T165">O</text:span><text:span text:style-name="T162">nder </text:span><text:span text:style-name="T168">SOFTWARE</text:span><text:span text:style-name="T162"> </text:span><text:span text:style-name="T165">klik </text:span><text:span text:style-name="T162">op </text:span><text:span text:style-name="T170">Software selectie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><text:span text:style-name="T164">Selecteer </text:span><text:span text:style-name="T170">Server</text:span><text:span text:style-name="T164"> en klik op </text:span><text:span text:style-name="T170">Klaar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5" draw:style-name="gr1" draw:text-style-name="P62" svg:width="0.35cm" svg:height="0.35cm" draw:control="control23"/></text:span></text:p>
          </table:table-cell>
          <table:table-cell table:style-name="_32_._5f_Installatie_5f_uitvoeren.C22" office:value-type="string">
            <text:p text:style-name="Standard"><text:span text:style-name="T183">Klik op </text:span><text:span text:style-name="Strong_20_Emphasis"><text:span text:style-name="T173">Begin installatie</text:span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1" draw:text-style-name="P62" svg:width="0.35cm" svg:height="0.35cm" draw:control="control25"/></text:span></text:p>
          </table:table-cell>
          <table:table-cell table:style-name="_32_._5f_Installatie_5f_uitvoeren.C22" office:value-type="string">
            <text:p text:style-name="Standard">Klik op <text:span text:style-name="T15">Systeem herstarten</text:span><text:span text:style-name="T239">.</text:span></text:p>
          </table:table-cell>
        </table:table-row>
      </table:table>
      <text:p text:style-name="P22"><text:span text:style-name="Strong_20_Emphasis"><text:span text:style-name="T52"/></text:span></text:p>
      <text:list text:continue-numbering="true" text:style-name="L1">
        <text:list-item>
          <text:p text:style-name="P56"><text:span text:style-name="Strong_20_Emphasis"><text:span text:style-name="T67">Installatie </text:span></text:span><text:span text:style-name="Strong_20_Emphasis"><text:span text:style-name="T68">afronden</text:span></text:span></text:p>
        </text:list-item>
      </text:list>
      <text:p text:style-name="P23"><text:span text:style-name="Strong_20_Emphasis"><text:span text:style-name="T3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50"><draw:control text:anchor-type="as-char" draw:z-index="2" draw:name="Vorm24" draw:style-name="gr1" draw:text-style-name="P62" svg:width="0.35cm" svg:height="0.35cm" draw:control="control1"/></text:span></text:span></text:p>
          </table:table-cell>
          <table:table-cell table:style-name="_33_._5f_Installatie_5f_afronden.C1" office:value-type="string">
            <text:p text:style-name="Standard"><text:span text:style-name="T33">Aanmelden als </text:span><text:span text:style-name="T22">&lt;</text:span><text:span text:style-name="T202">g</text:span><text:span text:style-name="T8">ebruiker</text:span><text:span text:style-name="T190">&gt;</text:span><text:span text:style-name="T33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50"><draw:control text:anchor-type="as-char" draw:z-index="15" draw:name="Vorm 5" draw:style-name="gr1" draw:text-style-name="P62" svg:width="0.35cm" svg:height="0.35cm" draw:control="control14"/></text:span></text:span></text:p>
          </table:table-cell>
          <table:table-cell table:style-name="_33_._5f_Installatie_5f_afronden.C3" office:value-type="string">
            <text:p text:style-name="Standard"><text:span text:style-name="T76">Typ: </text:span><text:span text:style-name="User_20_Entry"><text:span text:style-name="T106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4" office:value-type="string">
            <text:p text:style-name="Standard"><text:span text:style-name="T2">V</text:span><text:span text:style-name="T40">olg </text:span><text:span text:style-name="T41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5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6"><text:span text:style-name="Strong_20_Emphasis"><text:span text:style-name="T50"><draw:control text:anchor-type="as-char" draw:z-index="16" draw:name="Vorm 7" draw:style-name="gr1" draw:text-style-name="P62" svg:width="0.35cm" svg:height="0.35cm" draw:control="control15"/></text:span></text:span></text:p>
          </table:table-cell>
          <table:table-cell table:style-name="_33_._5f_Installatie_5f_afronden.C6" office:value-type="string">
            <text:p text:style-name="Standard"><text:span text:style-name="T76">Typ: </text:span><text:span text:style-name="User_20_Entry"><text:span text:style-name="T106">kz menu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39"/></text:span></text:p>
          </table:table-cell>
          <table:table-cell table:style-name="_33_._5f_Installatie_5f_afronden.C7" office:value-type="string">
            <text:p text:style-name="Standard"><text:span text:style-name="T46">Selecteer</text:span><text:span text:style-name="T42"> </text:span><text:span text:style-name="Strong_20_Emphasis"><text:span text:style-name="T29">3</text:span></text:span><text:span text:style-name="T60"> </text:span><text:span text:style-name="T61">Installatie</text:span><text:span text:style-name="T62"> </text:span><text:span text:style-name="T63">afronden</text:span><text:span text:style-name="T45">.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8" office:value-type="string">
            <text:p text:style-name="Standard"><text:span text:style-name="T2">V</text:span><text:span text:style-name="T40">olg </text:span><text:span text:style-name="T41">de aanwijzingen op het scherm.</text:span></text:p>
          </table:table-cell>
        </table:table-row>
      </table:table>
      <text:p text:style-name="P23"><text:span text:style-name="Strong_20_Emphasis"><text:span text:style-name="T33"/></text:span></text:p>
      <text:list text:continue-numbering="true" text:style-name="L1">
        <text:list-item>
          <text:p text:style-name="P59"><text:span text:style-name="Strong_20_Emphasis"><text:span text:style-name="T1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><text:span text:style-name="T50"><draw:control text:anchor-type="as-char" draw:z-index="3" draw:name="Vorm40_0" draw:style-name="gr1" draw:text-style-name="P62" svg:width="0.35cm" svg:height="0.35cm" draw:control="control2"/></text:span></text:p>
          </table:table-cell>
          <table:table-cell table:style-name="Tabel2.A1" office:value-type="string">
            <text:p text:style-name="P34"><text:span text:style-name="T50"><draw:control text:anchor-type="as-char" draw:z-index="6" draw:name="Vorm40_ 1" draw:style-name="gr1" draw:text-style-name="P62" svg:width="0.35cm" svg:height="0.35cm" draw:control="control5"/></text:span></text:p>
          </table:table-cell>
          <table:table-cell table:style-name="Tabel2.D1" office:value-type="string">
            <text:p text:style-name="P14"><text:span text:style-name="T33">Aanmelden als </text:span><text:span text:style-name="T22">&lt;</text:span><text:span text:style-name="T202">g</text:span><text:span text:style-name="T8">ebruiker</text:span><text:span text:style-name="T190">&gt;</text:span><text:span text:style-name="T43"><text:note text:id="ftn6" text:note-class="footnote"><text:note-citation>1</text:note-citation><text:note-body><text:p text:style-name="P30"><text:span text:style-name="T103">E</text:span><text:span text:style-name="T105">ventuele extra </text:span><text:span text:style-name="T235">gebruiker</text:span><text:span text:style-name="T104">s</text:span><text:span text:style-name="T105"> aanmelden en dezelfde stappen uitvoeren.</text:span></text:p></text:note-body></text:note></text:span><text:span text:style-name="T33">.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7"><text:span text:style-name="T50"><draw:control text:anchor-type="as-char" draw:z-index="17" draw:name="Vorm 8" draw:style-name="gr1" draw:text-style-name="P62" svg:width="0.35cm" svg:height="0.35cm" draw:control="control16"/></text:span></text:p>
          </table:table-cell>
          <table:table-cell table:style-name="Tabel2.A1" office:value-type="string">
            <text:p text:style-name="P37"><text:span text:style-name="T50"><draw:control text:anchor-type="as-char" draw:z-index="18" draw:name="Vorm 9" draw:style-name="gr1" draw:text-style-name="P62" svg:width="0.35cm" svg:height="0.35cm" draw:control="control17"/></text:span></text:p>
          </table:table-cell>
          <table:table-cell table:style-name="Tabel2.D3" office:value-type="string">
            <text:p text:style-name="P44"><text:span text:style-name="T76">Typ: </text:span><text:span text:style-name="User_20_Entry"><text:span text:style-name="T106">kz menu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4" office:value-type="string">
            <text:p text:style-name="P11"><text:span text:style-name="T46">Selecteer</text:span><text:span text:style-name="T42"> </text:span><text:span text:style-name="Strong_20_Emphasis"><text:span text:style-name="T29">4</text:span></text:span><text:span text:style-name="T60"> </text:span><text:span text:style-name="T47">Gebruiker inrichten</text:span><text:span text:style-name="T45">.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5" office:value-type="string">
            <text:p text:style-name="P28"><text:span text:style-name="T2">V</text:span><text:span text:style-name="T40">olg </text:span><text:span text:style-name="T41">de aanwijzingen op het scherm.</text:span></text:p>
          </table:table-cell>
        </table:table-row>
      </table:table>
      <text:p text:style-name="P10"><text:span text:style-name="T44"/></text:p>
      <text:p text:style-name="P53"/>
      <text:p text:style-name="P19"><text:span text:style-name="T120">E</text:span><text:span text:style-name="T121">inde c</text:span><text:span text:style-name="T122">hecklist, </text:span><text:span text:style-name="T123">d</text:span><text:span text:style-name="T122">e installatie van </text:span><text:span text:style-name="T126"><text:user-field-get text:name="Distro">Rocky Linux</text:user-field-get></text:span><text:span text:style-name="T124"><text:s/></text:span><text:span text:style-name="T125"><text:user-field-get text:name="Version">8.10</text:user-field-get></text:span><text:span text:style-name="T125"><text:s/></text:span><text:span text:style-name="T127">Server</text:span><text:span text:style-name="T31"> </text:span><text:span text:style-name="T122">is voltooid.</text:span></text:p>
      <text:p text:style-name="P4"/>
      <text:list text:style-name="L2">
        <text:list-header>
          <text:p text:style-name="P60"><text:span text:style-name="T224">Geschreven door </text:span><text:a xlink:type="simple" xlink:href="mailto:info@karelzimmer.nl?subject=Checklist%20installatie%20Linux" text:style-name="Internet_20_link" text:visited-style-name="Visited_20_Internet_20_Link"><text:span text:style-name="T225">Karel Zimmer</text:span></text:a><text:span text:style-name="T226">.</text:span></text:p>
          <text:p text:style-name="P61"><text:span text:style-name="T228">Licentie </text:span><text:span text:style-name="T226">C</text:span><text:span text:style-name="T227">C0</text:span><text:span text:style-name="T226"> 1.0 </text:span><text:span text:style-name="T223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23"><text:s/></text:span><text:span text:style-name="T223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23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Rocky-Linux-server</text:file-name></text:span><text:span text:style-name="MT2"><text:tab/><text:tab/></text:span><text:span text:style-name="MT1"><text:date style:data-style-name="N36" text:date-value="2025-03-13T12:54:10.864556967">13-03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13T12:54:10.735175534</dc:date>
    <meta:keyword>Installatie</meta:keyword>
    <meta:keyword>Checklist</meta:keyword>
    <meta:keyword>Linux</meta:keyword>
    <meta:editing-cycles>6992</meta:editing-cycles>
    <meta:editing-duration>P12DT12H59M5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79" meta:word-count="406" meta:character-count="2762" meta:non-whitespace-character-count="2400"/>
    <meta:user-defined meta:name="Info 1"/>
    <meta:user-defined meta:name="Info 2"/>
    <meta:user-defined meta:name="Info 3"/>
    <meta:user-defined meta:name="Info 4"/>
  </office:meta>
</office:document-meta>
</file>